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A4000000AAC388B02A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style:text-position="0% 100%" officeooo:paragraph-rsid="00162d2c"/>
    </style:style>
    <style:style style:name="P2" style:family="paragraph" style:parent-style-name="Standard">
      <style:paragraph-properties fo:text-align="start" style:justify-single-word="false"/>
      <style:text-properties style:text-position="0% 100%" officeooo:paragraph-rsid="00162d2c"/>
    </style:style>
    <style:style style:name="P3" style:family="paragraph" style:parent-style-name="Standard" style:list-style-name="L1">
      <style:paragraph-properties fo:text-align="start" style:justify-single-word="false"/>
      <style:text-properties style:text-position="0% 100%" officeooo:rsid="001f94bf" officeooo:paragraph-rsid="00162d2c"/>
    </style:style>
    <style:style style:name="P4" style:family="paragraph" style:parent-style-name="Standard">
      <style:paragraph-properties fo:text-align="center" style:justify-single-word="false"/>
      <style:text-properties officeooo:paragraph-rsid="00162d2c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62d2c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93f30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193f30"/>
    </style:style>
    <style:style style:name="T4" style:family="text">
      <style:text-properties style:text-position="0% 100%" officeooo:rsid="0017d3a4"/>
    </style:style>
    <style:style style:name="T5" style:family="text">
      <style:text-properties style:font-name="Liberation Serif1"/>
    </style:style>
    <style:style style:name="T6" style:family="text">
      <style:text-properties officeooo:rsid="001f94bf"/>
    </style:style>
    <style:style style:name="T7" style:family="text">
      <style:text-properties style:font-name="Standard Symbols L"/>
    </style:style>
    <style:style style:name="T8" style:family="text">
      <style:text-properties officeooo:rsid="0017d3a4"/>
    </style:style>
    <style:style style:name="T9" style:family="text">
      <style:text-properties officeooo:rsid="00193f30"/>
    </style:style>
    <style:style style:name="T10" style:family="text">
      <style:text-properties style:text-position="33% 8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#<text:variable-set text:name="Assignment" office:value-type="float" office:value="10" style:data-style-name="N0">10</text:variable-set>: Pressure and Gas Laws</text:p>
      <text:list xml:id="list4731721159063952121" text:style-name="L1">
        <text:list-item>
          <text:p text:style-name="P5"><text:s/>The density of magma (near the earth's surface) is 5.519 x 10<text:span text:style-name="T1">3</text:span> kg/m<text:span text:style-name="T1">3</text:span><text:span text:style-name="T2">. <text:s/>A specially designed ship enters a magma pool to study the interior of the earth. <text:s/>The ship's hull will fail if the pressure on it becomes greater than 1 million Pascals. <text:s/></text:span></text:p>
          <text:list>
            <text:list-item>
              <text:p text:style-name="P1">How far down can the ship safely travel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1928413572834" text:continue-numbering="true" text:style-name="L1">
        <text:list-item>
          <text:list>
            <text:list-item>
              <text:p text:style-name="P1">The ship has a square window, 0.75 meters on each side. <text:s/>What is the force on the window at maximum dept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1927991161341" text:continue-numbering="true" text:style-name="L1">
        <text:list-item>
          <text:p text:style-name="P1">A spherical balloon, of radius r=0.2 m is filled with helium gas at 1.05 x 10<text:span text:style-name="T1">5</text:span> Pa, at a temperature of 20<text:span text:style-name="T5">°</text:span>C. <text:s/></text:p>
          <text:list>
            <text:list-item>
              <text:p text:style-name="P1">How big would the <text:span text:style-name="T6">balloon</text:span> be if it were put into a freezer at -15<text:span text:style-name="T5">°</text:span>C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1929279116356" text:continue-numbering="true" text:style-name="L1">
        <text:list-item>
          <text:list>
            <text:list-item>
              <text:p text:style-name="P1">How many helium atoms are contained inside the balloon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1928554682604" text:continue-numbering="true" text:style-name="L1">
        <text:list-item>
          <text:p text:style-name="P3">You get helium filled balloons for your birthday. <text:s/>While you are walking outside, someone scares you and causes you to let go of your balloons. <text:s/>In a clear, coherently written paragraph, explain what will happen to the balloons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1928975558078" text:continue-numbering="true" text:style-name="L1">
        <text:list-item>
          <text:p text:style-name="P1"><text:soft-page-break/>A diver is 50 meters below the surface of a freshwater lake, where the temperature is 10<text:span text:style-name="T5">°</text:span>C. <text:s/>He exhales a bubble of radius r=0.01m. <text:s/></text:p>
          <text:list>
            <text:list-item>
              <text:p text:style-name="P1">What is the pressure on the bubble at this depth? (hint: Be sure to include atmospheric pressure).</text:p>
            </text:list-item>
          </text:list>
        </text:list-item>
      </text:list>
      <text:p text:style-name="P2"/>
      <text:p text:style-name="P2"/>
      <text:p text:style-name="P2"/>
      <text:list xml:id="list71928465995471" text:continue-numbering="true" text:style-name="L1">
        <text:list-item>
          <text:list>
            <text:list-item>
              <text:p text:style-name="P1">What is the number of molecules in this bubble?</text:p>
            </text:list-item>
          </text:list>
        </text:list-item>
      </text:list>
      <text:p text:style-name="P2"/>
      <text:p text:style-name="P2"/>
      <text:p text:style-name="P2"/>
      <text:list xml:id="list71928338394399" text:continue-numbering="true" text:style-name="L1">
        <text:list-item>
          <text:list>
            <text:list-item>
              <text:p text:style-name="P1">The bubble rises to the surface, where the temperature is 20<text:span text:style-name="T5">°</text:span>C. <text:s/>Should the size of the bubble increase, decrease, or stay the same? <text:s/></text:p>
            </text:list-item>
          </text:list>
        </text:list-item>
      </text:list>
      <text:p text:style-name="P2"/>
      <text:p text:style-name="P2"><text:tab/>_______ Increase <text:s/>________ Decrease <text:s text:c="2"/>________ Stay the Same.</text:p>
      <text:p text:style-name="P2"><text:tab/>Justify your answer.</text:p>
      <text:p text:style-name="P2"/>
      <text:p text:style-name="P2"/>
      <text:p text:style-name="P2"/>
      <text:p text:style-name="P2"/>
      <text:p text:style-name="P2"/>
      <text:list xml:id="list71929563653279" text:continue-numbering="true" text:style-name="L1">
        <text:list-item>
          <text:list>
            <text:list-item>
              <text:p text:style-name="P1">What is the radius of the bubble just as it breaks the surfac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1928118267743" text:continue-numbering="true" text:style-name="L1">
        <text:list-item>
          <text:list>
            <text:list-item>
              <text:p text:style-name="P1">The same swimmer now goes to the ocean (<text:span text:style-name="T7">r</text:span> = 1025 kg/m<text:span text:style-name="T1">3</text:span>) and at the same depth and temperature, he exhales a bubble with the same number of molecules as before.</text:p>
              <text:list>
                <text:list-item>
                  <text:p text:style-name="P1">What is the volume of the bubble?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list xml:id="list71928805047503" text:continue-numbering="true" text:style-name="L1">
        <text:list-item>
          <text:list>
            <text:list-item>
              <text:list>
                <text:list-item>
                  <text:p text:style-name="P1">What is the radius of the bubble as it breaks the surface?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list xml:id="list71928503512028" text:continue-numbering="true" text:style-name="L1">
        <text:list-item>
          <text:p text:style-name="P6"><text:span text:style-name="T2">Atmospheric Pressure is 1.021 x 10</text:span><text:span text:style-name="T1">5</text:span><text:span text:style-name="T2"> pascals, </text:span><text:span text:style-name="T3">and the density of air at the surface of the earth is </text:span>1.225 kg/m<text:span text:style-name="T10">3</text:span><text:span text:style-name="T2">. <text:s/>If the </text:span><text:span text:style-name="T4">density</text:span><text:span text:style-name="T2"> of the atmosphere was the same everywhere, estimate the thickness of the atmosphere. 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Image1" text:anchor-type="paragraph" svg:x="-0.0134in" svg:y="-0.3429in" svg:width="0.75in" svg:height="0.7701in" draw:z-index="3"><draw:image xlink:href="Pictures/10000201000000A4000000AAC388B02A.png" xlink:type="simple" xlink:show="embed" xlink:actuate="onLoad"/></draw:frame> <text:s text:c="20"/>Name:<text:tab/><text:tab/><text:date style:data-style-name="N37" text:date-value="2016-09-02T07:19:27.843777243" text:date-adjust="PT24H00M00S">09/03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10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07:14:11.444192454</meta:creation-date>
    <meta:editing-duration>PT5M15S</meta:editing-duration>
    <meta:editing-cycles>4</meta:editing-cycles>
    <meta:generator>LibreOffice/4.3.7.2$Linux_X86_64 LibreOffice_project/430$Build-2</meta:generator>
    <dc:date>2016-09-02T07:19:27.790721072</dc:date>
    <meta:print-date>2016-09-02T07:15:20.334256926</meta:print-date>
    <meta:document-statistic meta:table-count="0" meta:image-count="2" meta:object-count="0" meta:page-count="2" meta:paragraph-count="21" meta:word-count="371" meta:character-count="2020" meta:non-whitespace-character-count="1629"/>
  </office:meta>
</office:document-meta>
</file>